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officeooo:rsid="00033188" officeooo:paragraph-rsid="00033188" style:font-style-asian="normal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paragraph-rsid="00033188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onymous Pro"/>
    </style:style>
    <style:style style:name="P5" style:family="paragraph">
      <style:paragraph-properties fo:text-align="center"/>
      <style:text-properties style:font-name="Anonymous Pro" fo:font-size="12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officeooo:rsid="00033188" style:font-style-asian="normal" style:font-style-complex="normal"/>
    </style:style>
    <style:style style:name="T2" style:family="text">
      <style:text-properties style:font-name="Anonymous Pro" fo:font-size="14pt" fo:font-style="italic" style:text-underline-style="solid" style:text-underline-width="auto" style:text-underline-color="font-color" fo:font-weight="bold" officeooo:rsid="00033188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972in" fo:min-width="1.1047in" style:run-through="foreground"/>
    </style:style>
    <style:style style:name="gr4" style:family="graphic">
      <style:graphic-properties draw:textarea-horizontal-align="justify" draw:textarea-vertical-align="middle" draw:auto-grow-height="false" fo:min-height="0.4689in" fo:min-width="1.2335in" style:run-through="foreground"/>
    </style:style>
    <style:style style:name="gr5" style:family="graphic">
      <style:graphic-properties draw:textarea-horizontal-align="justify" draw:textarea-vertical-align="middle" draw:auto-grow-height="false" fo:min-height="0.478in" fo:min-width="1.989in" style:run-through="foreground"/>
    </style:style>
    <style:style style:name="gr6" style:family="graphic">
      <style:graphic-properties draw:textarea-horizontal-align="justify" draw:textarea-vertical-align="middle" draw:auto-grow-height="false" fo:min-height="0.6252in" fo:min-width="2.0583in" style:run-through="foreground"/>
    </style:style>
    <style:style style:name="gr7" style:family="graphic">
      <style:graphic-properties draw:textarea-horizontal-align="justify" draw:textarea-vertical-align="middle" draw:auto-grow-height="false" fo:min-height="0.4173in" fo:min-width="1.6846in" style:run-through="foreground"/>
    </style:style>
    <style:style style:name="gr8" style:family="graphic">
      <style:graphic-properties draw:textarea-horizontal-align="justify" draw:textarea-vertical-align="middle" draw:auto-grow-height="false" fo:min-height="0.3654in" fo:min-width="1.0252in" style:run-through="foreground"/>
    </style:style>
    <style:style style:name="gr9" style:family="graphic">
      <style:graphic-properties draw:textarea-horizontal-align="justify" draw:textarea-vertical-align="middle" draw:auto-grow-height="false" fo:min-height="0.4862in" fo:min-width="2.0839in" style:run-through="foreground"/>
    </style:style>
    <style:style style:name="gr10" style:family="graphic">
      <style:graphic-properties draw:textarea-horizontal-align="justify" draw:textarea-vertical-align="middle" draw:auto-grow-height="false" fo:min-height="0.322in" fo:min-width="2.1972in" style:run-through="foreground"/>
    </style:style>
    <style:style style:name="gr11" style:family="graphic">
      <style:graphic-properties draw:textarea-horizontal-align="justify" draw:textarea-vertical-align="middle" draw:auto-grow-height="false" fo:min-height="0.3311in" fo:min-width="1.0252in" style:run-through="foreground"/>
    </style:style>
    <style:style style:name="gr12" style:family="graphic">
      <style:graphic-properties draw:textarea-horizontal-align="justify" draw:textarea-vertical-align="middle" draw:auto-grow-height="false" fo:min-height="0.3043in" fo:min-width="1.0252in" style:run-through="foreground"/>
    </style:style>
    <style:style style:name="gr1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/>
    </style:style>
    <style:style style:name="gr1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/>
    </style:style>
    <style:style style:name="gr15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/>
    </style:style>
    <style:style style:name="gr16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/>
    </style:style>
    <style:style style:name="gr17" style:family="graphic">
      <style:graphic-properties draw:stroke="none" draw:fill="none" draw:textarea-horizontal-align="justify" draw:textarea-vertical-align="middle" draw:auto-grow-height="false" fo:min-height="0.2957in" fo:min-width="0.3728in" style:run-through="foreground"/>
    </style:style>
    <style:style style:name="gr18" style:family="graphic">
      <style:graphic-properties draw:stroke="none" draw:fill="none" draw:textarea-horizontal-align="justify" draw:textarea-vertical-align="middle" draw:auto-grow-height="false" fo:min-height="0.2953in" fo:min-width="0.3736in" style:run-through="foreground"/>
    </style:style>
    <style:style style:name="gr19" style:family="graphic">
      <style:graphic-properties draw:stroke="none" draw:fill="solid" draw:fill-color="#000000" draw:textarea-horizontal-align="center" draw:textarea-vertical-align="middle" style:run-through="foreground"/>
    </style:style>
    <style:style style:name="gr2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1583in" fo:min-width="0.0283in" style:run-through="foreground"/>
    </style:style>
    <style:style style:name="gr21" style:family="graphic">
      <style:graphic-properties draw:textarea-horizontal-align="justify" draw:textarea-vertical-align="middle" draw:auto-grow-height="false" fo:min-height="0.1972in" fo:min-width="1.3701in" style:run-through="foreground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4689in" fo:min-width="1.5673in" style:run-through="foreground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4772in" fo:min-width="1.9882in" style:run-through="foreground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6252in" fo:min-width="2.0575in" style:run-through="foreground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4165in" fo:min-width="1.6839in" style:run-through="foreground" style:vertical-pos="from-top" style:vertical-rel="paragraph" style:horizontal-pos="from-left" style:horizontal-rel="paragraph"/>
    </style:style>
    <style:style style:name="gr26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73in" fo:min-width="0.0283in" style:run-through="foreground" style:vertical-pos="from-top" style:vertical-rel="paragraph" style:horizontal-pos="from-left" style:horizontal-rel="paragraph"/>
    </style:style>
    <style:style style:name="gr28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9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1.1575in" fo:min-width="0.028in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ata Sender</text:span><text:span text:style-name="T1"> (codename HULK)</text:span></text:p>
      <text:p text:style-name="P1">Two threads are required: one for sending data and one to receive ACKs</text:p>
      <text:p text:style-name="P1"/>
      <text:p text:style-name="P1"/>
      <text:p text:style-name="P1"/>
      <text:p text:style-name="P1"><draw:g text:anchor-type="paragraph" draw:z-index="1" draw:style-name="gr2"><draw:custom-shape draw:style-name="gr3" draw:text-style-name="P5" svg:width="1.2248in" svg:height="0.2795in" svg:x="0.7091in" svg:y="0.1398in"><text:p text:style-name="P3"><text:span text:style-name="T4">Send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4" draw:text-style-name="P5" svg:width="1.2335in" svg:height="0.4689in" svg:x="0.7083in" svg:y="0.7209in"><text:p text:style-name="P3"><text:span text:style-name="T4">Read</text:span></text:p><text:p text:style-name="P3"><text:span text:style-name="T4">input fi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5" svg:width="1.9894in" svg:height="0.478in" svg:x="0.3264in" svg:y="1.485in"><text:p text:style-name="P3"><text:span text:style-name="T4">Divide file into</text:span></text:p><text:p text:style-name="P3"><text:span text:style-name="T4"><text:s/></text:span><text:span text:style-name="T4">512 Byte chunk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5" svg:width="2.0587in" svg:height="0.6252in" svg:x="0.3181in" svg:y="2.2661in"><text:p text:style-name="P3"><text:span text:style-name="T4">Attach header </text:span></text:p><text:p text:style-name="P3"><text:span text:style-name="T4">and insert into</text:span></text:p><text:p text:style-name="P3"><text:span text:style-name="T4">packet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5" svg:width="1.685in" svg:height="0.4177in" svg:x="0.4748in" svg:y="3.2035in"><text:p text:style-name="P3"><text:span text:style-name="T4">Send next packe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" draw:text-style-name="P5" svg:width="2.0504in" svg:height="0.7295in" svg:x="0.2917in" svg:y="3.9071in"><text:p text:style-name="P3"><text:span text:style-name="T4">packetList</text:span></text:p><text:p text:style-name="P3"><text:span text:style-name="T4">empty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9" draw:text-style-name="P5" svg:width="2.0843in" svg:height="0.4862in" svg:x="0.3008in" svg:y="4.9398in"><text:p text:style-name="P3"><text:span text:style-name="T4">Send ETX</text:span></text:p><text:p text:style-name="P3"><text:span text:style-name="T4">(end of transmission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5" svg:width="2.1976in" svg:height="0.3224in" svg:x="0.2228in" svg:y="5.7295in"><text:p text:style-name="P3"><text:span text:style-name="T4">Start etxTimeout tim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2.0504in" svg:height="0.6606in" svg:x="0.2654in" svg:y="6.3461in"><text:p text:style-name="P3"><text:span text:style-name="T4">ACK received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2" draw:text-style-name="P5" svg:width="2.0496in" svg:height="0.6071in" svg:x="2.5937in" svg:y="6.3815in"><text:p text:style-name="P3"><text:span text:style-name="T4">Timer expired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3" draw:text-style-name="P5" svg:width="1.2248in" svg:height="0.2795in" svg:x="0.6744in" svg:y="7.3016in"><text:p text:style-name="P3"><text:span text:style-name="T4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3" draw:text-style-name="P6" svg:width="0.0531in" svg:height="0.3031in" svg:x="1.2902in" svg:y="0.4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6" svg:width="0.0531in" svg:height="0.3024in" svg:x="1.3075in" svg:y="1.18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6" svg:width="0.0524in" svg:height="0.3031in" svg:x="1.2984in" svg:y="1.9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draw:text-style-name="P6" svg:width="0.0571in" svg:height="0.3067in" svg:x="1.263in" svg:y="2.891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6" svg:width="0.0524in" svg:height="0.3031in" svg:x="1.2894in" svg:y="3.6205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6" svg:width="0.0531in" svg:height="0.3031in" svg:x="1.2992in" svg:y="4.63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6" svg:width="0.0531in" svg:height="0.3031in" svg:x="1.2902in" svg:y="5.4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6" svg:width="0.0531in" svg:height="0.3024in" svg:x="1.2811in" svg:y="6.051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6" svg:width="0.0531in" svg:height="0.3024in" svg:x="1.2638in" svg:y="7.006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draw:text-style-name="P6" svg:width="0.0531in" svg:height="0.3031in" draw:transform="rotate (1.58423536203525) translate (2.31597222222222in 6.70694444444444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6" draw:text-style-name="P5" svg:width="0.374in" svg:height="0.2961in" svg:x="1.3157in" svg:y="6.9516in"><text:p text:style-name="P3"><text:span text:style-name="T4">YES</text:span></text:p><draw:enhanced-geometry svg:viewBox="0 0 21600 21600" draw:type="rectangle" draw:enhanced-path="M 0 0 L 21600 0 21600 21600 0 21600 0 0 Z N"/></draw:custom-shape><draw:custom-shape draw:style-name="gr17" draw:text-style-name="P5" svg:width="0.3732in" svg:height="0.2961in" svg:x="3.7567in" svg:y="6.0059in"><text:p text:style-name="P3"><text:span text:style-name="T4">YES</text:span></text:p><draw:enhanced-geometry svg:viewBox="0 0 21600 21600" draw:type="rectangle" draw:enhanced-path="M 0 0 L 21600 0 21600 21600 0 21600 0 0 Z N"/></draw:custom-shape><draw:custom-shape draw:style-name="gr16" draw:text-style-name="P5" svg:width="0.374in" svg:height="0.2961in" svg:x="1.3512in" svg:y="4.565in"><text:p text:style-name="P3"><text:span text:style-name="T4">YES</text:span></text:p><draw:enhanced-geometry svg:viewBox="0 0 21600 21600" draw:type="rectangle" draw:enhanced-path="M 0 0 L 21600 0 21600 21600 0 21600 0 0 Z N"/></draw:custom-shape><draw:custom-shape draw:style-name="gr18" draw:text-style-name="P5" svg:width="0.374in" svg:height="0.2953in" svg:x="2.2449in" svg:y="6.3815in"><text:p text:style-name="P3"><text:span text:style-name="T4">NO</text:span></text:p><draw:enhanced-geometry svg:viewBox="0 0 21600 21600" draw:type="rectangle" draw:enhanced-path="M 0 0 L 21600 0 21600 21600 0 21600 0 0 Z N"/></draw:custom-shape><draw:rect draw:style-name="gr19" draw:text-style-name="P7" svg:width="0.037in" svg:height="1.1976in" svg:x="3.5921in" svg:y="5.1843in"><text:p/></draw:rect><draw:custom-shape draw:style-name="gr20" draw:text-style-name="P6" svg:width="0.0594in" svg:height="1.2453in" draw:transform="skewX (0.00383972435438752) rotate (-1.56311687808612) translate (3.62807852143482in 5.15872703412073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6" draw:text-style-name="P5" svg:width="0.374in" svg:height="0.2961in" svg:x="3.3063in" svg:y="4.8181in"><text:p text:style-name="P3"><text:span text:style-name="T4">Repeat 5 times maximum</text:span></text:p><text:p text:style-name="P3"><text:span text:style-name="T4">Then exit</text:span></text:p><draw:enhanced-geometry svg:viewBox="0 0 21600 21600" draw:type="rectangle" draw:enhanced-path="M 0 0 L 21600 0 21600 21600 0 21600 0 0 Z N"/></draw:custom-shape></draw:g><draw:custom-shape text:anchor-type="paragraph" draw:z-index="2" draw:style-name="gr21" draw:text-style-name="P4" svg:width="1.5189in" svg:height="0.2795in" svg:x="4.028in" svg:y="0.0898in"><text:p text:style-name="P3"><text:span text:style-name="T3">Listen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><draw:custom-shape text:anchor-type="paragraph" draw:z-index="7" draw:style-name="gr26" svg:width="0.0524in" svg:height="0.3024in" svg:x="4.7654in" svg:y="0.03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3" draw:style-name="gr22" draw:text-style-name="P4" svg:width="1.5677in" svg:height="0.4689in" svg:x="4.0362in" svg:y="0.0043in"><text:p text:style-name="P3"><text:span text:style-name="T3">Listen to</text:span></text:p><text:p text:style-name="P3"><text:span text:style-name="T3">incoming ACK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rect text:anchor-type="paragraph" draw:z-index="11" draw:style-name="gr28" draw:text-style-name="P3" svg:width="0.037in" svg:height="2.5177in" svg:x="6.8118in" svg:y="0.0043in"><text:p/></draw:rect><draw:custom-shape text:anchor-type="paragraph" draw:z-index="12" draw:style-name="gr29" svg:width="0.0587in" svg:height="1.2449in" draw:transform="rotate (-1.56311687808612) translate (6.84791666666667in 0.00416666666666667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8" draw:style-name="gr26" svg:width="0.0524in" svg:height="0.3024in" svg:x="4.7827in" svg:y="0.13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4" draw:style-name="gr23" draw:text-style-name="P4" svg:width="1.9886in" svg:height="0.4776in" svg:x="3.8016in" svg:y="0.1016in"><text:p text:style-name="P3"><text:span text:style-name="T3">Decode received AC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><draw:custom-shape text:anchor-type="paragraph" draw:z-index="9" draw:style-name="gr26" svg:width="0.0524in" svg:height="0.3024in" svg:x="4.7736in" svg:y="0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5" draw:style-name="gr24" draw:text-style-name="P4" svg:width="2.0579in" svg:height="0.6252in" svg:x="3.7929in" svg:y="0.0492in"><text:p text:style-name="P3"><text:span text:style-name="T3">Remove the </text:span></text:p><text:p text:style-name="P3"><text:span text:style-name="T3">acknowledged packet</text:span></text:p><text:p text:style-name="P3"><text:span text:style-name="T3"><text:s/></text:span><text:span text:style-name="T3">from packetLis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10" draw:style-name="gr27" draw:text-style-name="P6" svg:width="0.0567in" svg:height="0.3059in" svg:x="4.7382in" svg:y="0.0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6" draw:style-name="gr25" draw:text-style-name="P4" svg:width="1.6843in" svg:height="0.4169in" svg:x="3.95in" svg:y="0.1535in"><text:p text:style-name="P3"><text:span text:style-name="T3">Loop foreve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rect text:anchor-type="paragraph" draw:z-index="13" draw:style-name="gr28" draw:text-style-name="P3" svg:width="0.037in" svg:height="1.1969in" draw:transform="rotate (1.57254165604689) translate (5.63402777777778in 0.204861111111111in)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style-name="gr1" draw:text-style-name="P4" svg:width="0.3732in" svg:height="0.2953in" svg:x="4.6717in" svg:y="0.448in"><text:p text:style-name="P3"><text:span text:style-name="T3">NO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4.3.3.2$Linux_X86_64 LibreOffice_project/430m0$Build-2</meta:generator>
    <dc:date>2014-12-15T20:29:47.129400047</dc:date>
    <meta:editing-duration>PT15M1S</meta:editing-duration>
    <meta:editing-cycles>3</meta:editing-cycles>
    <meta:document-statistic meta:table-count="0" meta:image-count="0" meta:object-count="0" meta:page-count="1" meta:paragraph-count="2" meta:word-count="17" meta:character-count="97" meta:non-whitespace-character-count="82"/>
  </office:meta>
</office:document-meta>
</file>